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1" svg:font-family="arial,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vertical-align="middle" fo:background-color="#eeeeff" fo:padding="0.0354in" fo:border="none">
        <style:background-image/>
      </style:table-cell-properties>
    </style:style>
    <style:style style:name="P1"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font-size-asian="12pt" style:font-size-complex="12pt"/>
    </style:style>
    <style:style style:name="P2" style:family="paragraph" style:parent-style-name="Text_20_body">
      <style:paragraph-properties fo:margin-left="0in" fo:margin-right="0in" fo:orphans="2" fo:widows="2" fo:text-indent="0in" style:auto-text-indent="false"/>
      <style:text-properties fo:font-size="12pt" style:font-size-asian="12pt" style:font-size-complex="12pt"/>
    </style:style>
    <style:style style:name="P3" style:family="paragraph" style:parent-style-name="Table_20_Contents">
      <style:paragraph-properties fo:margin-left="0in" fo:margin-right="0in" fo:margin-top="0in" fo:margin-bottom="0in" style:line-height-at-least="0.1945in" fo:text-indent="0in" style:auto-text-indent="false" fo:padding="0in" fo:border="none"/>
      <style:text-properties fo:font-variant="normal" fo:text-transform="none" fo:color="#000000" style:font-name="arial1" fo:font-size="10pt" fo:font-style="normal" fo:font-weight="normal"/>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font-size-asian="12pt" style:font-size-complex="12pt"/>
    </style:style>
    <style:style style:name="P6" style:family="paragraph" style:parent-style-name="Text_20_body">
      <style:text-properties fo:font-size="12pt" style:font-size-asian="12pt" style:font-size-complex="12pt"/>
    </style:style>
    <style:style style:name="T1" style:family="text">
      <style:text-properties fo:font-variant="normal" fo:text-transform="none" fo:color="#222222" style:font-name="arial" fo:letter-spacing="normal" fo:font-style="normal" fo:font-weight="normal"/>
    </style:style>
    <style:style style:name="T2" style:family="text">
      <style:text-properties fo:font-variant="normal" fo:text-transform="none" fo:color="#222222" style:font-name="Arial" fo:letter-spacing="normal" fo:font-style="normal" fo:font-weight="normal"/>
    </style:style>
    <style:style style:name="T3"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ditory bistable percepts have been used to investigate stream segregation (van Noorden 1975). The characteristic dynamics of the perceptual time course leading to increased segregation over time is called buildup, and is typically observed over many trials. We conducted behavioral experiments with long (&gt;4 min) presentations of ABA tone triplets with different frequency differences between the tones and found that the dynamics of buildup mid-trial could be predicted from the statistics of the steady state percept durations alone. By fitting a gamma distribution to the percept durations for each state (S1 or SII) we could simulate buildup functions that matched those found experimentally. In addition, the same buildup function is obtained whether the experimental time course is used intact or scrambled. These results support a mechanism with independently varying random processes.</text:p>
      <text:p text:style-name="P1"/>
      <text:p text:style-name="P1"/>
      <text:p text:style-name="P1"/>
      <text:p text:style-name="P1">We used auditory bistable stimuli to investigate stream segregation in human observers (van Noorden, 1975). We developed a statistical model for buildup, the probability as a function of time that a subject will perceive an unchanging stimulus as two distinct sound sources, conditioned on the percept at t=0 being coherent-- that is, a single stream. Rather than treating buildup as a process of accumulation over time for some intrinsic feature, eg adaptation or sensory evidence, our model explains the change in the probability of segregation over time as a consequence of alternations between independent distributions of percept durations. In our model, segregation dynamics can be predicted by these distributions of percept durations alone. To evaluate these predictions, we collected data from human subjects as well as from neural competition model simulations. The behavioral experiments used long (&gt;4 min) presentations of ABA tone triplets with different frequency differences between the tones, and constructed buildup functions by calculating the probability over time that a fixed stimulus was perceived as two streams triggered by each switch into the coherent percept. Preliminary experimental data is consistent with the predictions of our statistical model-- by fitting a gamma distribution to the percept durations for each percept (one stream vs two streams) we can simulate buildup functions that matched those found experimentally. Although there are some correlations between durations from percept to percept in the experimental data, scrambling the order of the experimentally observed percept durations does not greatly change the buildup function we calculate. Simulations using noisy competition models give similar results. Our buildup functions, which treat percept durations as statistically independent, provide very good approximations for the buildup functions calculated from both behavioral data and simulations from competition models.<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text:soft-page-break/></text:p>
      <text:p text:style-name="P5"/>
      <text:p text:style-name="P5"/>
      <text:p text:style-name="P5">Sara Steele1, Daniel Tranchina2,3, John Rinzel1,2</text:p>
      <text:p text:style-name="P5"/>
      <text:p text:style-name="P5">1</text:p>
      <text:p text:style-name="P5"/>
      <text:p text:style-name="P5">Center for Neural Science, New York University, New York, NY USA</text:p>
      <text:p text:style-name="P5"/>
      <text:p text:style-name="P5">2</text:p>
      <text:p text:style-name="P5"/>
      <text:p text:style-name="P5">Courant Institute of Mathematical Sciences, New York University, New York, NY USA</text:p>
      <text:p text:style-name="P5"/>
      <text:p text:style-name="P5">3</text:p>
      <text:p text:style-name="P5"/>
      <text:p text:style-name="P5">Department of Biology, New York University, New York, NY USA</text:p>
      <text:p text:style-name="P5"/>
      <text:p text:style-name="P2"/>
      <text:p text:style-name="P5"/>
      <text:p text:style-name="P2"><text:span text:style-name="T1">When presented with ABA tone sequences with intermediate difference in frequency between tones, subjects report alternating between two distinct percepts of the sound (Pressnitzer &amp; Hupe, 2006). In some epochs, the tones sound coherently grouped in a galloping rhythm, whereas in the other epochs, the tones sound like two unrelated monotonic beep trains at different frequencies and rhythms. The progression from the first of these perceptual states to the second is thought to recruit intrinsic mechanisms that the auditory system relies on for stream segregation, the ability to distinguish different sound sources in a mixture (van Noorden, 1975). We developed a statistical model to describe the buildup of the segregated percept from coherent epochs. The buildup function is the probability as a function of time that a subject will perceive an unchanging stimulus as two distinct sound sources, given that the percept started coherent. Rather than treating buildup as a process of accumulation over time of sensory evidence or of some intrinsic neuronal proess, such as adaptation, our model explains the evolving probability of segregation over time as a simple consequence of alternations between random durations drawn independently from distributions for the two percepts. In our model, segregation dynamics can be predicted by these distributions of percept durations alone. To evaluate these predictions, we collected data from human subjects as well as from neural competition model simulations. The behavioral experiments used long (&gt;4 min) presentations of ABA tone triplets with different frequency differences between the tones, and constructed buildup functions by calculating the probability over time that a fixed stimulus was perceived as two streams, an event-triggered average aligned to each switch into the coherent percept. Preliminary experimental data is consistent with the </text:span><text:soft-page-break/><text:span text:style-name="T1">predictions of our statistical model-- by fitting a gamma distribution to the percept durations for each percept (one stream vs two streams) we can simulate buildup functions that matched those found experimentally. Moreover, we found that scrambling the order of t</text:span><text:span text:style-name="T2">he </text:span><text:span text:style-name="T3">experimentally observed percept durations does not significantly change our computed buildup function. Simulations using noisy competition models </text:span><text:span text:style-name="T2">give similar results, even though there are some correlations between durations from percept to percept</text:span><text:span text:style-name="T1">. Finally, we have solved analytically our statistical model for the buildup dynamics. Our buildup functions, which treat percept durations as statistically independent, provide very good approximations for the buildup functions calculated from both behavioral data and simulations from competition models.</text:span></text:p>
      <text:p text:style-name="P4"><text:line-break/></text:p>
      <table:table table:name="Table1" table:style-name="Table1">
        <table:table-column table:style-name="Table1.A"/>
        <table:table-row>
          <table:table-cell table:style-name="Table1.A1" office:value-type="string">
            <text:p text:style-name="P3"><text:line-break/>When presented with ABA tone sequences with an intermediate frequency difference between the tones, subjects report alternating between two distinct percepts of the sound (Pressnitzer &amp; Hupe, 2006). In some epochs, the tones sound coherently grouped in a galloping rhythm, whereas in the other epochs, the tones sound like two unrelated monotonic beep trains at different frequencies and rhythms. The progression from the first of these perceptual states to the second is thought to recruit intrinsic mechanisms that the auditory system relies on for stream segregation, i.e., the ability to distinguish different sound sources in a mixture (van Noorden, 1975). We developed a statistical model to describe the buildup of the segregated percept from coherent epochs. The buildup function is the probability as a function of time that a subject will perceive an unchanging stimulus as two distinct sound sources, given that the percept started as coherent. Rather than treating buildup as a process of accumulation over time of sensory evidence or of some intrinsic neuronal process, such as adaptation, our model explains the evolving probability of segregation over time as a simple consequence of alternations between random durations drawn independently from distributions for the two percepts. In our model, segregation dynamics can be predicted by these distributions of percept durations alone. To evaluate these predictions, we collected data from human subjects as well as from neural competition model simulations. The behavioral experiments used long (&gt;4 min) presentations of ABA tone triplets with different frequency differences between the tones. We constructed buildup functions by estimating the probability over time that a fixed stimulus was perceived as two streams based on an event-triggered average aligned to each switch into the coherent percept. Preliminary experimental data is consistent with the predictions of our statistical model-- by fitting a gamma distribution to the percept durations for each percept (one stream vs two streams) we can simulate buildup functions that matched those found experimentally. Moreover, we found that scrambling the order of the experimentally observed percept durations does not significantly change our computed buildup function. Simulations using noisy competition models give similar results, even though there are some correlations between durations from percept to percept. Finally, we have solved analytically our statistical model for the buildup dynamics. Our buildup functions, which treat percept durations as statistically independent, provide good approximations for the buildup functions obtained from both behavioral data and simulations from competition models.</text:p>
          </table:table-cell>
        </table:table-row>
      </table:table>
      <text:p text:style-name="P4"/>
      <text:p text:style-name="P4"/>
      <text:p text:style-name="P4"/>
      <text:p text:style-name="P4"/>
      <text:p text:style-name="P4"/>
      <text:p text:style-name="P4"/>
      <text:p text:style-name="P4"><text:soft-page-break/>APAN 2013</text:p>
      <text:p text:style-name="P4">Streams of sound: a synfire sequence detector that performs auditory grouping.</text:p>
      <text:p text:style-name="P4">Sara Steele, John Rinzel</text:p>
      <text:p text:style-name="P4">The grouping of sound components across frequency and time is crucial for auditory scene analysis. When presented with ABA_ pure tone sequences, subjects will report either hearing an integrated triplet pattern with a galloping rhythm, or report fission of the auditory sequence into two distinct isochronous streams. The strength of these perceptual organizations depends on the separation in frequency between tones as well as the presentation rate. These psychophysical effects are thought to reflect more general mechanisms for the brain to perform sequential streaming, for instance, grouping a series of footsteps together into one a representation of a single mover. We have developed a neuronal model which relates the strength of the cues for the integrated perceptual organization to the sensory coding of the stimulus itself. This model acts as a sequence detector, rapidly organizing incoming stimuli by recognizing underlying pattern regularities in the input. Our model uses the architecture of a synfire chain composed of Morris Lecar neuronal units with persistent activity, and captures the temporal coherence boundary stimulus parameters for which fission of the grouped auditory percept's triplet pattern occurs. Because of the persistent activity inherent in bursting-like Morris Lecar neuronal dynamics, this model is resistant to the silent interval and gaps between tones, recognizing not just short-term dependencies between subsequent auditory events but rather the global structure of the integrated tone pattern. We propose that such sequence detectors rapidly form and compete with one another in the case of ambiguous auditory inputs. The present work relates to previously reported psychophysics, human physiology eg mismatch negativity, and our own models for the case of perceptual bistability and buildup (Steele, Rinzel, Tranchina, 2012). Together, our computational models provide an account for the neuronal computations underlying the perceptual phenomenology of auditory scene analysis.</text:p>
      <text:p text:style-name="P4"/>
      <text:p text:style-name="P4">Travel Award</text:p>
      <text:p text:style-name="P4">I would like to apply for a travel award to come to Champalimaud from New York City. My lab currently has no funding for my project and I will have to be traveling at my own expense. In addition, this will be only the second original research presentation to an outside institution in my career, and therefore any assistance will benefit me greatly. Thank you for your consid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1" svg:font-family="arial,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 Steele</meta:initial-creator>
    <meta:creation-date>2012-05-08T15:32:34</meta:creation-date>
    <dc:date>2013-07-30T15:06:18</dc:date>
    <dc:creator>Sara Steele</dc:creator>
    <meta:editing-duration>PT130H34M26S</meta:editing-duration>
    <meta:editing-cycles>49</meta:editing-cycles>
    <meta:generator>OpenOffice.org/3.2$Unix OpenOffice.org_project/320m18$Build-9502</meta:generator>
    <meta:document-statistic meta:table-count="1" meta:image-count="0" meta:object-count="0" meta:page-count="4" meta:paragraph-count="18" meta:word-count="1634" meta:character-count="11125"/>
  </office:meta>
</office:document-meta>
</file>